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19200000250ECDCEE63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e7cfff" draw:textarea-vertical-align="middle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ffffd0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bfffd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02cm" draw:marker-start-width="0.352cm" draw:marker-end="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02cm" draw:marker-start="Arrow" draw:marker-start-width="0.406cm" draw:marker-end="" draw:marker-end-width="0.452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bfffdf" draw:textarea-vertical-align="middle" fo:padding-top="0.15cm" fo:padding-bottom="0.15cm" fo:padding-left="0.275cm" fo:padding-right="0.275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346cm" svg:y1="4.304cm" svg:x2="4.346cm" svg:y2="5.867cm">
          <text:p/>
        </draw:line>
        <draw:line draw:style-name="gr1" draw:text-style-name="P1" draw:layer="layout" svg:x1="13.218cm" svg:y1="7.402cm" svg:x2="13.218cm" svg:y2="9.576cm">
          <text:p/>
        </draw:line>
        <draw:frame draw:style-name="gr2" draw:text-style-name="P2" draw:layer="layout" svg:width="5.929cm" svg:height="1.119cm" svg:x="14.95cm" svg:y="9.197cm">
          <draw:text-box>
            <text:p><text:span text:style-name="T1">Learn rules</text:span></text:p>
          </draw:text-box>
        </draw:frame>
        <draw:line draw:style-name="gr1" draw:text-style-name="P1" draw:layer="layout" svg:x1="6.587cm" svg:y1="6.624cm" svg:x2="9.946cm" svg:y2="6.624cm">
          <text:p/>
        </draw:line>
        <draw:frame draw:style-name="gr2" draw:layer="layout" svg:width="3.004cm" svg:height="0.962cm" svg:x="27.559cm" svg:y="3.87cm">
          <draw:text-box>
            <text:p>Yes / No</text:p>
          </draw:text-box>
        </draw:frame>
        <draw:rect draw:style-name="gr3" draw:text-style-name="P3" draw:layer="layout" svg:width="4.865cm" svg:height="1.424cm" svg:x="9.679cm" svg:y="9.602cm">
          <text:p text:style-name="P1"><text:span text:style-name="T1">Learner</text:span></text:p>
        </draw:rect>
        <draw:line draw:style-name="gr1" draw:text-style-name="P1" draw:layer="layout" svg:x1="21.926cm" svg:y1="9.867cm" svg:x2="21.926cm" svg:y2="8.385cm">
          <text:p/>
        </draw:line>
        <draw:frame draw:style-name="gr4" draw:text-style-name="P1" draw:layer="layout" svg:width="1.439cm" svg:height="2.158cm" svg:x="21.192cm" svg:y="1.451cm">
          <draw:image xlink:href="Pictures/100002010000019200000250ECDCEE63.png" xlink:type="simple" xlink:show="embed" xlink:actuate="onLoad">
            <text:p/>
          </draw:image>
        </draw:frame>
        <draw:rect draw:style-name="gr5" draw:text-style-name="P4" draw:layer="layout" svg:width="4.483cm" svg:height="1.567cm" svg:x="19.62cm" svg:y="9.667cm">
          <text:p text:style-name="P1"><text:span text:style-name="T2">Rules</text:span></text:p>
        </draw:rect>
        <draw:g>
          <draw:custom-shape draw:style-name="gr6" draw:text-style-name="P1" draw:layer="layout" svg:width="4.386cm" svg:height="2.324cm" draw:transform="rotate (3.1415926535892) translate (7.282cm 2.818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1" draw:layer="layout" svg:width="4.386cm" svg:height="2.324cm" draw:transform="rotate (3.1415926535892) translate (6.711cm 3.548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1" draw:layer="layout" svg:width="4.386cm" svg:height="2.324cm" draw:transform="rotate (3.1415926535892) translate (6.183cm 4.302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" draw:text-style-name="P1" draw:layer="layout" svg:width="5.083cm" svg:height="1.673cm" svg:x="1.628cm" svg:y="2.45cm">
            <draw:text-box>
              <text:p text:style-name="P1">Configuration </text:p>
              <text:p text:style-name="P1">files</text:p>
            </draw:text-box>
          </draw:frame>
        </draw:g>
        <draw:custom-shape draw:style-name="gr7" draw:text-style-name="P1" draw:layer="layout" svg:width="4.386cm" svg:height="2.324cm" draw:transform="rotate (3.1415926535892) translate (15.695cm 5.818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4.386cm" svg:height="2.324cm" draw:transform="rotate (3.1415926535892) translate (15.124cm 6.548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4.386cm" svg:height="2.324cm" draw:transform="rotate (3.1415926535892) translate (14.596cm 7.302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5.083cm" svg:height="1.673cm" svg:x="9.851cm" svg:y="5.518cm">
          <draw:text-box>
            <text:p text:style-name="P1">Intermediate representation</text:p>
          </draw:text-box>
        </draw:frame>
        <draw:line draw:style-name="gr1" draw:text-style-name="P1" draw:layer="layout" svg:x1="21.95cm" svg:y1="5.369cm" svg:x2="21.95cm" svg:y2="6.932cm">
          <text:p/>
        </draw:line>
        <draw:line draw:style-name="gr1" draw:text-style-name="P1" draw:layer="layout" svg:x1="22.607cm" svg:y1="7.661cm" svg:x2="25.932cm" svg:y2="7.661cm">
          <text:p/>
        </draw:line>
        <draw:line draw:style-name="gr8" draw:text-style-name="P1" draw:layer="layout" svg:x1="27.633cm" svg:y1="7.187cm" svg:x2="27.633cm" svg:y2="2.435cm">
          <text:p/>
        </draw:line>
        <draw:line draw:style-name="gr9" draw:text-style-name="P1" draw:layer="layout" svg:x1="23.028cm" svg:y1="2.443cm" svg:x2="27.624cm" svg:y2="2.443cm">
          <text:p/>
        </draw:line>
        <draw:custom-shape draw:style-name="gr10" draw:text-style-name="P3" draw:layer="layout" svg:width="3.539cm" svg:height="2.241cm" svg:x="25.886cm" svg:y="6.548cm">
          <text:p text:style-name="P1"><text:span text:style-name="T1">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3" draw:layer="layout" svg:width="4.865cm" svg:height="1.424cm" svg:x="1.164cm" svg:y="6.023cm">
          <text:p text:style-name="P1"><text:span text:style-name="T1">Translator</text:span></text:p>
        </draw:rect>
        <draw:frame draw:style-name="gr2" draw:layer="layout" svg:width="5.929cm" svg:height="0.962cm" svg:x="6.367cm" svg:y="5.518cm">
          <draw:text-box>
            <text:p>Translate</text:p>
          </draw:text-box>
        </draw:frame>
        <draw:rect draw:style-name="gr11" draw:text-style-name="P5" draw:layer="layout" svg:width="6.031cm" svg:height="1.758cm" svg:x="18.923cm" svg:y="3.799cm">
          <text:p text:style-name="P1"><text:span text:style-name="T3">Configuration files</text:span></text:p>
          <text:p text:style-name="P1"><text:span text:style-name="T3">to verify</text:span></text:p>
        </draw:rect>
        <draw:rect draw:style-name="gr3" draw:text-style-name="P3" draw:layer="layout" svg:width="4.865cm" svg:height="1.424cm" svg:x="18.455cm" svg:y="6.946cm">
          <text:p text:style-name="P1"><text:span text:style-name="T1">Checker</text:span></text:p>
        </draw:rect>
        <draw:line draw:style-name="gr1" draw:text-style-name="P1" draw:layer="layout" svg:x1="14.839cm" svg:y1="10.568cm" svg:x2="19.403cm" svg:y2="10.568cm">
          <text:p/>
        </draw:lin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1.039cm" fo:page-height="11.6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475cm" svg:x="1cm" svg:y="4.183cm"/>
      <draw:page-thumbnail draw:layer="backgroundobjects" svg:width="9.294cm" svg:height="3.475cm" svg:x="1cm" svg:y="12.231cm"/>
      <draw:page-thumbnail draw:layer="backgroundobjects" svg:width="9.294cm" svg:height="3.475cm" svg:x="1cm" svg:y="20.279cm"/>
      <draw:page-thumbnail draw:layer="backgroundobjects" svg:width="9.294cm" svg:height="3.475cm" svg:x="11.295cm" svg:y="4.183cm"/>
      <draw:page-thumbnail draw:layer="backgroundobjects" svg:width="9.294cm" svg:height="3.475cm" svg:x="11.295cm" svg:y="12.231cm"/>
      <draw:page-thumbnail draw:layer="backgroundobjects" svg:width="9.294cm" svg:height="3.475cm" svg:x="11.295cm" svg:y="20.279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nan Zhai</meta:initial-creator>
    <meta:creation-date>2016-01-05T10:03:58</meta:creation-date>
    <meta:editing-duration>PT2H54M4S</meta:editing-duration>
    <meta:editing-cycles>15</meta:editing-cycles>
    <dc:date>2016-05-03T00:21:46</dc:date>
    <dc:creator>Ennan Zhai</dc:creator>
    <meta:generator>OpenOffice/4.0.1$Unix OpenOffice.org_project/401m5$Build-9714</meta:generator>
    <meta:document-statistic meta:object-count="51"/>
  </office:meta>
</office:document-meta>
</file>